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-color="#579835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200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c7a0cb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solid" draw:fill-color="#fff200" draw:fill-hatch-solid="false" draw:opacity="100%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1.286cm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c7a0cb" draw:opacity="100%" draw:textarea-horizontal-align="justify" draw:textarea-vertical-align="middle" draw:auto-grow-height="false" fo:min-height="1.222cm" fo:min-width="0.718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solid" draw:fill-color="#fff200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579835" draw:opacity="40%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opacity="40%" draw:auto-grow-height="true" draw:auto-grow-width="false" fo:max-height="0cm" fo:min-height="2.134cm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fff200" draw:opacity="40%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opacity="40%" draw:auto-grow-height="true" draw:auto-grow-width="false" fo:max-height="0cm" fo:min-height="1.274cm"/>
      <style:paragraph-properties style:writing-mode="lr-tb"/>
    </style:style>
    <style:style style:name="gr16" style:family="graphic" style:parent-style-name="standard">
      <style:graphic-properties draw:stroke="solid" svg:stroke-width="0.053cm" svg:stroke-color="#000000" draw:marker-start-width="0.279cm" draw:marker-end-width="0.279cm" draw:fill="solid" draw:fill-color="#ed1c24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solid" draw:fill-color="#fff200" draw:fill-hatch-solid="false" draw:opacity="40%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opacity="40%" draw:auto-grow-height="true" draw:auto-grow-width="false" fo:max-height="0cm" fo:min-height="1.286cm"/>
      <style:paragraph-properties style:writing-mode="lr-tb"/>
    </style:style>
    <style:style style:name="gr19" style:family="graphic" style:parent-style-name="standard">
      <style:graphic-properties svg:stroke-width="0.053cm" svg:stroke-color="#000000" draw:marker-start-width="0.279cm" draw:marker-end-width="0.279cm" draw:fill-color="#c7a0cb" draw:opacity="40%" draw:textarea-horizontal-align="justify" draw:textarea-vertical-align="middle" draw:auto-grow-height="false" fo:min-height="1.222cm" fo:min-width="0.718cm" fo:padding-top="0.151cm" fo:padding-bottom="0.151cm" fo:padding-left="0.276cm" fo:padding-right="0.276cm"/>
    </style:style>
    <style:style style:name="gr20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1.222cm" fo:min-width="0.718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222cm" fo:min-width="0.718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-color="#c7a0cb" draw:textarea-horizontal-align="justify" draw:textarea-vertical-align="middle" draw:auto-grow-height="false" fo:min-height="1.222cm" fo:min-width="3.258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000000" draw:marker-start-width="0.279cm" draw:marker-end-width="0.279cm" draw:fill="solid" draw:fill-color="#fff200" draw:fill-hatch-solid="false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286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579835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5" style:family="paragraph">
      <loext:graphic-properties draw:fill-color="#fff200"/>
      <style:paragraph-properties fo:text-align="center"/>
    </style:style>
    <style:style style:name="P6" style:family="paragraph">
      <loext:graphic-properties draw:fill-color="#c7a0cb"/>
      <style:paragraph-properties fo:text-align="center"/>
    </style:style>
    <style:style style:name="P7" style:family="paragraph">
      <loext:graphic-properties draw:fill="solid" draw:fill-color="#fff200" draw:fill-hatch-solid="false" draw:opacity="100%"/>
      <style:paragraph-properties fo:text-align="center"/>
    </style:style>
    <style:style style:name="P8" style:family="paragraph">
      <loext:graphic-properties draw:fill="none" draw:fill-color="#ffffff" draw:opacity="100%"/>
      <style:paragraph-properties fo:text-align="center" style:writing-mode="lr-tb"/>
    </style:style>
    <style:style style:name="P9" style:family="paragraph">
      <loext:graphic-properties draw:fill-color="#c7a0cb" draw:opacity="100%"/>
      <style:paragraph-properties fo:text-align="center"/>
    </style:style>
    <style:style style:name="P10" style:family="paragraph">
      <loext:graphic-properties draw:fill="solid" draw:fill-color="#fff200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579835" draw:opacity="40%"/>
      <style:paragraph-properties fo:text-align="center"/>
    </style:style>
    <style:style style:name="P13" style:family="paragraph">
      <loext:graphic-properties draw:fill="none" draw:fill-color="#ffffff" draw:opacity="40%"/>
      <style:paragraph-properties fo:text-align="center" style:writing-mode="lr-tb"/>
    </style:style>
    <style:style style:name="P14" style:family="paragraph">
      <loext:graphic-properties draw:fill-color="#fff200" draw:opacity="40%"/>
      <style:paragraph-properties fo:text-align="center"/>
    </style:style>
    <style:style style:name="P15" style:family="paragraph">
      <loext:graphic-properties draw:fill="solid" draw:fill-color="#ed1c24"/>
      <style:paragraph-properties fo:text-align="center"/>
    </style:style>
    <style:style style:name="P16" style:family="paragraph">
      <loext:graphic-properties draw:fill="solid" draw:fill-color="#fff200" draw:fill-hatch-solid="false" draw:opacity="40%"/>
      <style:paragraph-properties fo:text-align="center"/>
    </style:style>
    <style:style style:name="P17" style:family="paragraph">
      <loext:graphic-properties draw:fill-color="#c7a0cb" draw:opacity="40%"/>
      <style:paragraph-properties fo:text-align="center"/>
    </style:style>
    <style:style style:name="P18" style:family="paragraph">
      <loext:graphic-properties draw:fill-color="#ffffff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loext:graphic-properties draw:fill-color="#b2b2b2"/>
      <style:paragraph-properties fo:text-align="center"/>
    </style:style>
    <style:style style:name="P21" style:family="paragraph">
      <loext:graphic-properties draw:fill="solid" draw:fill-color="#fff200" draw:fill-hatch-solid="false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g>
          <draw:g>
            <draw:custom-shape draw:style-name="gr1" draw:text-style-name="P1" draw:layer="layout" svg:width="2.54cm" svg:height="1.524cm" svg:x="5.486cm" svg:y="2.649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5.232cm" svg:y="2.649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5.486cm" svg:y="13.13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5.232cm" svg:y="13.136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5.486cm" svg:y="11.63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5.232cm" svg:y="11.636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5.486cm" svg:y="10.13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5.232cm" svg:y="10.136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5.486cm" svg:y="8.63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5.232cm" svg:y="8.636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5.486cm" svg:y="7.13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5.232cm" svg:y="7.136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5.486cm" svg:y="5.63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5.232cm" svg:y="5.636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5.486cm" svg:y="4.13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5.232cm" svg:y="4.136cm">
              <draw:text-box>
                <text:p text:style-name="P2"><text:span text:style-name="T1">SR </text:span><text:span text:style-name="T1">30/300</text:span></text:p>
              </draw:text-box>
            </draw:frame>
          </draw:g>
        </draw:g>
        <draw:g>
          <draw:g>
            <draw:custom-shape draw:style-name="gr1" draw:text-style-name="P1" draw:layer="layout" svg:width="2.54cm" svg:height="1.524cm" svg:x="8.186cm" svg:y="2.63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932cm" svg:y="2.636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8.186cm" svg:y="13.12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932cm" svg:y="13.123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8.186cm" svg:y="11.62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932cm" svg:y="11.623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8.186cm" svg:y="10.12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932cm" svg:y="10.123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8.186cm" svg:y="8.62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932cm" svg:y="8.623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8.186cm" svg:y="7.12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932cm" svg:y="7.123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8.186cm" svg:y="5.62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932cm" svg:y="5.623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8.186cm" svg:y="4.12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932cm" svg:y="4.123cm">
              <draw:text-box>
                <text:p text:style-name="P2"><text:span text:style-name="T1">SR </text:span><text:span text:style-name="T1">30/300</text:span></text:p>
              </draw:text-box>
            </draw:frame>
          </draw:g>
        </draw:g>
        <draw:g>
          <draw:frame draw:style-name="gr3" draw:text-style-name="P4" draw:layer="layout" svg:width="2.54cm" svg:height="0.962cm" svg:x="2.786cm" svg:y="1.44cm">
            <draw:text-box>
              <text:p><text:span text:style-name="T2">iPhos</text:span></text:p>
            </draw:text-box>
          </draw:frame>
          <draw:frame draw:style-name="gr3" draw:text-style-name="P4" draw:layer="layout" svg:width="2.54cm" svg:height="0.962cm" svg:x="5.58cm" svg:y="1.394cm">
            <draw:text-box>
              <text:p><text:span text:style-name="T2">Ring 4</text:span></text:p>
            </draw:text-box>
          </draw:frame>
          <draw:frame draw:style-name="gr3" draw:text-style-name="P4" draw:layer="layout" svg:width="2.54cm" svg:height="0.962cm" svg:x="8.28cm" svg:y="1.394cm">
            <draw:text-box>
              <text:p><text:span text:style-name="T2">Ring 3</text:span></text:p>
            </draw:text-box>
          </draw:frame>
          <draw:frame draw:style-name="gr3" draw:text-style-name="P4" draw:layer="layout" svg:width="2.54cm" svg:height="0.962cm" svg:x="10.98cm" svg:y="1.394cm">
            <draw:text-box>
              <text:p><text:span text:style-name="T2">Ring 2</text:span></text:p>
            </draw:text-box>
          </draw:frame>
          <draw:frame draw:style-name="gr3" draw:text-style-name="P4" draw:layer="layout" svg:width="2.54cm" svg:height="0.962cm" svg:x="13.68cm" svg:y="1.394cm">
            <draw:text-box>
              <text:p><text:span text:style-name="T2">Ring 1</text:span></text:p>
            </draw:text-box>
          </draw:frame>
          <draw:frame draw:style-name="gr3" draw:text-style-name="P4" draw:layer="layout" svg:width="2.54cm" svg:height="0.962cm" svg:x="0.586cm" svg:y="1.44cm">
            <draw:text-box>
              <text:p><text:span text:style-name="T2">CEPA</text:span></text:p>
            </draw:text-box>
          </draw:frame>
        </draw:g>
        <draw:g>
          <draw:g>
            <draw:custom-shape draw:style-name="gr1" draw:text-style-name="P1" draw:layer="layout" svg:width="2.54cm" svg:height="1.524cm" svg:x="10.886cm" svg:y="2.62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0.632cm" svg:y="2.623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10.886cm" svg:y="13.11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0.632cm" svg:y="13.11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10.886cm" svg:y="11.61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0.632cm" svg:y="11.61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10.886cm" svg:y="10.11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0.632cm" svg:y="10.11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10.886cm" svg:y="8.61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0.632cm" svg:y="8.61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10.886cm" svg:y="7.11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0.632cm" svg:y="7.11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10.886cm" svg:y="5.61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0.632cm" svg:y="5.61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10.886cm" svg:y="4.11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0.632cm" svg:y="4.11cm">
              <draw:text-box>
                <text:p text:style-name="P2"><text:span text:style-name="T1">SR 30/300</text:span></text:p>
              </draw:text-box>
            </draw:frame>
          </draw:g>
        </draw:g>
        <draw:g>
          <draw:g>
            <draw:custom-shape draw:style-name="gr1" draw:text-style-name="P1" draw:layer="layout" svg:width="2.54cm" svg:height="1.524cm" svg:x="13.586cm" svg:y="2.61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3.332cm" svg:y="2.61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13.586cm" svg:y="13.097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3.332cm" svg:y="13.097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13.586cm" svg:y="11.597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3.332cm" svg:y="11.597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13.586cm" svg:y="10.097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3.332cm" svg:y="10.097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13.586cm" svg:y="8.597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3.332cm" svg:y="8.597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13.586cm" svg:y="7.097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3.332cm" svg:y="7.097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13.586cm" svg:y="5.597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3.332cm" svg:y="5.597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13.586cm" svg:y="4.097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3.332cm" svg:y="4.097cm">
              <draw:text-box>
                <text:p text:style-name="P2"><text:span text:style-name="T1">SR 30/300</text:span></text:p>
              </draw:text-box>
            </draw:frame>
          </draw:g>
        </draw:g>
        <draw:g>
          <draw:custom-shape draw:style-name="gr4" draw:text-style-name="P5" draw:layer="layout" svg:width="2.54cm" svg:height="1.524cm" svg:x="2.679cm" svg:y="13.18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3.048cm" svg:height="1.524cm" svg:x="2.425cm" svg:y="13.185cm">
            <draw:text-box>
              <text:p text:style-name="P2"><text:span text:style-name="T3">DR</text:span><text:span text:style-name="T1"> </text:span><text:span text:style-name="T1">30/300</text:span></text:p>
            </draw:text-box>
          </draw:frame>
        </draw:g>
        <draw:g>
          <draw:custom-shape draw:style-name="gr4" draw:text-style-name="P5" draw:layer="layout" svg:width="2.54cm" svg:height="1.524cm" svg:x="2.706cm" svg:y="10.178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3.048cm" svg:height="1.524cm" svg:x="2.452cm" svg:y="10.178cm">
            <draw:text-box>
              <text:p text:style-name="P2"><text:span text:style-name="T3">DR</text:span><text:span text:style-name="T1"> </text:span><text:span text:style-name="T1">30/300</text:span></text:p>
            </draw:text-box>
          </draw:frame>
        </draw:g>
        <draw:g>
          <draw:custom-shape draw:style-name="gr4" draw:text-style-name="P5" draw:layer="layout" svg:width="2.54cm" svg:height="1.524cm" svg:x="2.707cm" svg:y="7.17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3.048cm" svg:height="1.524cm" svg:x="2.453cm" svg:y="7.171cm">
            <draw:text-box>
              <text:p text:style-name="P2"><text:span text:style-name="T3">DR</text:span><text:span text:style-name="T1"> </text:span><text:span text:style-name="T1">30/300</text:span></text:p>
            </draw:text-box>
          </draw:frame>
        </draw:g>
        <draw:g>
          <draw:custom-shape draw:style-name="gr6" draw:text-style-name="P6" draw:layer="layout" svg:width="2.54cm" svg:height="1.524cm" svg:x="2.727cm" svg:y="4.183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3.048cm" svg:height="1.524cm" svg:x="2.473cm" svg:y="4.183cm">
            <draw:text-box>
              <text:p text:style-name="P2"><text:span text:style-name="T3">DR 32</text:span><text:span text:style-name="T1"> 30/450</text:span></text:p>
            </draw:text-box>
          </draw:frame>
        </draw:g>
        <draw:g>
          <draw:custom-shape draw:style-name="gr6" draw:text-style-name="P6" draw:layer="layout" svg:width="2.54cm" svg:height="1.524cm" svg:x="2.707cm" svg:y="7.167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3.048cm" svg:height="1.524cm" svg:x="2.453cm" svg:y="7.167cm">
            <draw:text-box>
              <text:p text:style-name="P2"><text:span text:style-name="T3">DR 32</text:span><text:span text:style-name="T1"> </text:span><text:span text:style-name="T1">30/450</text:span></text:p>
            </draw:text-box>
          </draw:frame>
        </draw:g>
        <draw:g>
          <draw:custom-shape draw:style-name="gr6" draw:text-style-name="P6" draw:layer="layout" svg:width="2.54cm" svg:height="1.524cm" svg:x="2.679cm" svg:y="10.193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3.048cm" svg:height="1.524cm" svg:x="2.425cm" svg:y="10.193cm">
            <draw:text-box>
              <text:p text:style-name="P2"><text:span text:style-name="T3">DR 32</text:span><text:span text:style-name="T1"> </text:span><text:span text:style-name="T1">30/450</text:span></text:p>
            </draw:text-box>
          </draw:frame>
        </draw:g>
        <draw:g>
          <draw:custom-shape draw:style-name="gr6" draw:text-style-name="P6" draw:layer="layout" svg:width="2.54cm" svg:height="1.524cm" svg:x="2.685cm" svg:y="13.17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3.048cm" svg:height="1.524cm" svg:x="2.431cm" svg:y="13.175cm">
            <draw:text-box>
              <text:p text:style-name="P2"><text:span text:style-name="T3">DR 32</text:span><text:span text:style-name="T1"> </text:span><text:span text:style-name="T1">30/450</text:span></text:p>
            </draw:text-box>
          </draw:frame>
        </draw:g>
        <draw:g>
          <draw:g>
            <draw:custom-shape draw:style-name="gr7" draw:text-style-name="P7" draw:layer="layout" svg:width="2.54cm" svg:height="1.524cm" svg:x="2.733cm" svg:y="2.66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8" draw:layer="layout" svg:width="3.048cm" svg:height="1.536cm" svg:x="2.225cm" svg:y="2.719cm">
            <draw:text-box>
              <text:p text:style-name="P2"><text:span text:style-name="T3">DR 48</text:span><text:span text:style-name="T1"> </text:span><text:span text:style-name="T1">30/450</text:span></text:p>
            </draw:text-box>
          </draw:frame>
          <draw:custom-shape draw:style-name="gr9" draw:text-style-name="P9" draw:layer="layout" svg:width="1.27cm" svg:height="1.524cm" svg:x="1.463cm" svg:y="2.66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7" draw:text-style-name="P7" draw:layer="layout" svg:width="2.54cm" svg:height="1.524cm" svg:x="2.733cm" svg:y="5.65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8" draw:layer="layout" svg:width="3.048cm" svg:height="1.536cm" svg:x="2.225cm" svg:y="5.706cm">
            <draw:text-box>
              <text:p text:style-name="P2"><text:span text:style-name="T3">DR 48</text:span><text:span text:style-name="T1"> </text:span><text:span text:style-name="T1">30/450</text:span></text:p>
            </draw:text-box>
          </draw:frame>
          <draw:custom-shape draw:style-name="gr9" draw:text-style-name="P9" draw:layer="layout" svg:width="1.27cm" svg:height="1.524cm" svg:x="1.463cm" svg:y="5.65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7" draw:text-style-name="P7" draw:layer="layout" svg:width="2.54cm" svg:height="1.524cm" svg:x="2.685cm" svg:y="8.739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8" draw:layer="layout" svg:width="3.048cm" svg:height="1.536cm" svg:x="2.177cm" svg:y="8.793cm">
            <draw:text-box>
              <text:p text:style-name="P2"><text:span text:style-name="T3">DR 48</text:span><text:span text:style-name="T1"> </text:span><text:span text:style-name="T1">30/450</text:span></text:p>
            </draw:text-box>
          </draw:frame>
          <draw:custom-shape draw:style-name="gr9" draw:text-style-name="P9" draw:layer="layout" svg:width="1.27cm" svg:height="1.524cm" svg:x="1.415cm" svg:y="8.739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7" draw:text-style-name="P7" draw:layer="layout" svg:width="2.54cm" svg:height="1.524cm" svg:x="2.685cm" svg:y="11.626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8" draw:layer="layout" svg:width="3.048cm" svg:height="1.536cm" svg:x="2.177cm" svg:y="11.68cm">
            <draw:text-box>
              <text:p text:style-name="P2"><text:span text:style-name="T3">DR 48</text:span><text:span text:style-name="T1"> </text:span><text:span text:style-name="T1">30/450</text:span></text:p>
            </draw:text-box>
          </draw:frame>
          <draw:custom-shape draw:style-name="gr9" draw:text-style-name="P9" draw:layer="layout" svg:width="1.27cm" svg:height="1.524cm" svg:x="1.415cm" svg:y="11.626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0" draw:text-style-name="P10" draw:layer="layout" svg:width="2.54cm" svg:height="1.524cm" svg:x="2.683cm" svg:y="13.176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3" draw:layer="layout" svg:width="3.048cm" svg:height="1.524cm" svg:x="2.407cm" svg:y="13.204cm">
              <draw:text-box>
                <text:p text:style-name="P2"><text:span text:style-name="T3">DR 32</text:span><text:span text:style-name="T1"> </text:span><text:span text:style-name="T1">30/450</text:span></text:p>
              </draw:text-box>
            </draw:frame>
          </draw:g>
          <draw:g>
            <draw:custom-shape draw:style-name="gr10" draw:text-style-name="P10" draw:layer="layout" svg:width="2.54cm" svg:height="1.524cm" svg:x="2.682cm" svg:y="10.263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3" draw:layer="layout" svg:width="3.048cm" svg:height="1.524cm" svg:x="2.406cm" svg:y="10.291cm">
              <draw:text-box>
                <text:p text:style-name="P2"><text:span text:style-name="T3">DR 32</text:span><text:span text:style-name="T1"> </text:span><text:span text:style-name="T1">30/450</text:span></text:p>
              </draw:text-box>
            </draw:frame>
          </draw:g>
          <draw:g>
            <draw:custom-shape draw:style-name="gr10" draw:text-style-name="P10" draw:layer="layout" svg:width="2.54cm" svg:height="1.524cm" svg:x="2.735cm" svg:y="7.19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frame draw:style-name="gr5" draw:text-style-name="P3" draw:layer="layout" svg:width="3.048cm" svg:height="1.524cm" svg:x="2.459cm" svg:y="7.218cm">
              <draw:text-box>
                <text:p text:style-name="P2"><text:span text:style-name="T3">DR 32</text:span><text:span text:style-name="T1"> </text:span><text:span text:style-name="T1">30/450</text:span></text:p>
              </draw:text-box>
            </draw:frame>
          </draw:g>
          <draw:g>
            <draw:custom-shape draw:style-name="gr10" draw:text-style-name="P10" draw:layer="layout" svg:width="2.54cm" svg:height="1.524cm" svg:x="2.755cm" svg:y="4.152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3" draw:layer="layout" svg:width="3.048cm" svg:height="1.524cm" svg:x="2.479cm" svg:y="4.18cm">
              <draw:text-box>
                <text:p text:style-name="P2"><text:span text:style-name="T3">DR 32</text:span><text:span text:style-name="T1"> </text:span><text:span text:style-name="T1">30/450</text:span></text:p>
              </draw:text-box>
            </draw:frame>
          </draw:g>
        </draw:g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g>
          <draw:g>
            <draw:custom-shape draw:style-name="gr1" draw:text-style-name="P1" draw:layer="layout" svg:width="2.54cm" svg:height="1.524cm" svg:x="8.186cm" svg:y="2.63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932cm" svg:y="2.636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8.186cm" svg:y="13.12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932cm" svg:y="13.123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8.186cm" svg:y="11.62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932cm" svg:y="11.623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8.186cm" svg:y="10.12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932cm" svg:y="10.123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8.186cm" svg:y="8.62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932cm" svg:y="8.623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8.186cm" svg:y="7.12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932cm" svg:y="7.123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8.186cm" svg:y="5.62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932cm" svg:y="5.623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8.186cm" svg:y="4.12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932cm" svg:y="4.123cm">
              <draw:text-box>
                <text:p text:style-name="P2"><text:span text:style-name="T1">SR </text:span><text:span text:style-name="T1">30/300</text:span></text:p>
              </draw:text-box>
            </draw:frame>
          </draw:g>
        </draw:g>
        <draw:g>
          <draw:custom-shape draw:style-name="gr4" draw:text-style-name="P5" draw:layer="layout" svg:width="2.54cm" svg:height="1.524cm" svg:x="2.692cm" svg:y="13.194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3.048cm" svg:height="1.524cm" svg:x="2.438cm" svg:y="13.194cm">
            <draw:text-box>
              <text:p text:style-name="P2"><text:span text:style-name="T3">DR</text:span><text:span text:style-name="T1"> </text:span><text:span text:style-name="T1">30/300</text:span></text:p>
            </draw:text-box>
          </draw:frame>
        </draw:g>
        <draw:g>
          <draw:frame draw:style-name="gr3" draw:text-style-name="P4" draw:layer="layout" svg:width="2.54cm" svg:height="0.962cm" svg:x="2.786cm" svg:y="1.44cm">
            <draw:text-box>
              <text:p><text:span text:style-name="T2">iPhos</text:span></text:p>
            </draw:text-box>
          </draw:frame>
          <draw:frame draw:style-name="gr3" draw:text-style-name="P4" draw:layer="layout" svg:width="2.54cm" svg:height="0.962cm" svg:x="5.58cm" svg:y="1.394cm">
            <draw:text-box>
              <text:p><text:span text:style-name="T2">Ring 4</text:span></text:p>
            </draw:text-box>
          </draw:frame>
          <draw:frame draw:style-name="gr3" draw:text-style-name="P4" draw:layer="layout" svg:width="2.54cm" svg:height="0.962cm" svg:x="8.28cm" svg:y="1.394cm">
            <draw:text-box>
              <text:p><text:span text:style-name="T2">Ring 3</text:span></text:p>
            </draw:text-box>
          </draw:frame>
          <draw:frame draw:style-name="gr3" draw:text-style-name="P4" draw:layer="layout" svg:width="2.54cm" svg:height="0.962cm" svg:x="10.98cm" svg:y="1.394cm">
            <draw:text-box>
              <text:p><text:span text:style-name="T2">Ring 2</text:span></text:p>
            </draw:text-box>
          </draw:frame>
          <draw:frame draw:style-name="gr3" draw:text-style-name="P4" draw:layer="layout" svg:width="2.54cm" svg:height="0.962cm" svg:x="13.68cm" svg:y="1.394cm">
            <draw:text-box>
              <text:p><text:span text:style-name="T2">Ring 1</text:span></text:p>
            </draw:text-box>
          </draw:frame>
          <draw:frame draw:style-name="gr3" draw:text-style-name="P4" draw:layer="layout" svg:width="2.54cm" svg:height="0.962cm" svg:x="0.586cm" svg:y="1.44cm">
            <draw:text-box>
              <text:p><text:span text:style-name="T2">CEPA</text:span></text:p>
            </draw:text-box>
          </draw:frame>
        </draw:g>
        <draw:g>
          <draw:custom-shape draw:style-name="gr4" draw:text-style-name="P5" draw:layer="layout" svg:width="2.54cm" svg:height="1.524cm" svg:x="2.719cm" svg:y="10.187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3.048cm" svg:height="1.524cm" svg:x="2.465cm" svg:y="10.187cm">
            <draw:text-box>
              <text:p text:style-name="P2"><text:span text:style-name="T3">DR</text:span><text:span text:style-name="T1"> </text:span><text:span text:style-name="T1">30/300</text:span></text:p>
            </draw:text-box>
          </draw:frame>
        </draw:g>
        <draw:g>
          <draw:custom-shape draw:style-name="gr4" draw:text-style-name="P5" draw:layer="layout" svg:width="2.54cm" svg:height="1.524cm" svg:x="2.72cm" svg:y="7.18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3.048cm" svg:height="1.524cm" svg:x="2.466cm" svg:y="7.18cm">
            <draw:text-box>
              <text:p text:style-name="P2"><text:span text:style-name="T3">DR</text:span><text:span text:style-name="T1"> </text:span><text:span text:style-name="T1">30/300</text:span></text:p>
            </draw:text-box>
          </draw:frame>
        </draw:g>
        <draw:g>
          <draw:g>
            <draw:custom-shape draw:style-name="gr1" draw:text-style-name="P1" draw:layer="layout" svg:width="2.54cm" svg:height="1.524cm" svg:x="10.886cm" svg:y="2.62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0.632cm" svg:y="2.623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10.886cm" svg:y="13.11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0.632cm" svg:y="13.11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10.886cm" svg:y="11.61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0.632cm" svg:y="11.61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10.886cm" svg:y="10.11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0.632cm" svg:y="10.11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10.886cm" svg:y="8.61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0.632cm" svg:y="8.61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10.886cm" svg:y="7.11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0.632cm" svg:y="7.11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10.886cm" svg:y="5.61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0.632cm" svg:y="5.61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10.886cm" svg:y="4.11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0.632cm" svg:y="4.11cm">
              <draw:text-box>
                <text:p text:style-name="P2"><text:span text:style-name="T1">SR </text:span><text:span text:style-name="T1">30/300</text:span></text:p>
              </draw:text-box>
            </draw:frame>
          </draw:g>
        </draw:g>
        <draw:g>
          <draw:g>
            <draw:custom-shape draw:style-name="gr1" draw:text-style-name="P1" draw:layer="layout" svg:width="2.54cm" svg:height="1.524cm" svg:x="13.586cm" svg:y="2.61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3.332cm" svg:y="2.61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13.586cm" svg:y="13.097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3.332cm" svg:y="13.097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13.586cm" svg:y="11.597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3.332cm" svg:y="11.597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13.586cm" svg:y="10.097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3.332cm" svg:y="10.097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13.586cm" svg:y="8.597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3.332cm" svg:y="8.597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13.586cm" svg:y="7.097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3.332cm" svg:y="7.097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13.586cm" svg:y="5.597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3.332cm" svg:y="5.597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13.586cm" svg:y="4.097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3.332cm" svg:y="4.097cm">
              <draw:text-box>
                <text:p text:style-name="P2"><text:span text:style-name="T1">SR </text:span><text:span text:style-name="T1">30/300</text:span></text:p>
              </draw:text-box>
            </draw:frame>
          </draw:g>
        </draw:g>
        <draw:g>
          <draw:custom-shape draw:style-name="gr6" draw:text-style-name="P6" draw:layer="layout" svg:width="2.54cm" svg:height="1.524cm" svg:x="2.74cm" svg:y="4.19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3.048cm" svg:height="1.524cm" svg:x="2.486cm" svg:y="4.192cm">
            <draw:text-box>
              <text:p text:style-name="P2"><text:span text:style-name="T3">DR 32</text:span><text:span text:style-name="T1"> </text:span><text:span text:style-name="T1">30/450</text:span></text:p>
            </draw:text-box>
          </draw:frame>
        </draw:g>
        <draw:g>
          <draw:custom-shape draw:style-name="gr6" draw:text-style-name="P6" draw:layer="layout" svg:width="2.54cm" svg:height="1.524cm" svg:x="2.72cm" svg:y="7.176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3.048cm" svg:height="1.524cm" svg:x="2.466cm" svg:y="7.176cm">
            <draw:text-box>
              <text:p text:style-name="P2"><text:span text:style-name="T3">DR 32</text:span><text:span text:style-name="T1"> </text:span><text:span text:style-name="T1">30/450</text:span></text:p>
            </draw:text-box>
          </draw:frame>
        </draw:g>
        <draw:g>
          <draw:custom-shape draw:style-name="gr6" draw:text-style-name="P6" draw:layer="layout" svg:width="2.54cm" svg:height="1.524cm" svg:x="2.692cm" svg:y="10.20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3.048cm" svg:height="1.524cm" svg:x="2.438cm" svg:y="10.202cm">
            <draw:text-box>
              <text:p text:style-name="P2"><text:span text:style-name="T3">DR 32</text:span><text:span text:style-name="T1"> </text:span><text:span text:style-name="T1">30/450</text:span></text:p>
            </draw:text-box>
          </draw:frame>
        </draw:g>
        <draw:g>
          <draw:custom-shape draw:style-name="gr6" draw:text-style-name="P6" draw:layer="layout" svg:width="2.54cm" svg:height="1.524cm" svg:x="2.698cm" svg:y="13.184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3.048cm" svg:height="1.524cm" svg:x="2.444cm" svg:y="13.184cm">
            <draw:text-box>
              <text:p text:style-name="P2"><text:span text:style-name="T3">DR 32</text:span><text:span text:style-name="T1"> </text:span><text:span text:style-name="T1">30/450</text:span></text:p>
            </draw:text-box>
          </draw:frame>
        </draw:g>
        <draw:g>
          <draw:g>
            <draw:custom-shape draw:style-name="gr4" draw:text-style-name="P5" draw:layer="layout" svg:width="2.54cm" svg:height="1.524cm" svg:x="5.468cm" svg:y="2.698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3" draw:layer="layout" svg:width="3.048cm" svg:height="1.524cm" svg:x="5.214cm" svg:y="2.698cm">
              <draw:text-box>
                <text:p text:style-name="P2"><text:span text:style-name="T3">DR</text:span><text:span text:style-name="T1"> </text:span><text:span text:style-name="T1">30/300</text:span></text:p>
              </draw:text-box>
            </draw:frame>
          </draw:g>
          <draw:g>
            <draw:custom-shape draw:style-name="gr4" draw:text-style-name="P5" draw:layer="layout" svg:width="2.54cm" svg:height="1.524cm" svg:x="5.468cm" svg:y="4.198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3" draw:layer="layout" svg:width="3.048cm" svg:height="1.524cm" svg:x="5.214cm" svg:y="4.198cm">
              <draw:text-box>
                <text:p text:style-name="P2"><text:span text:style-name="T3">DR</text:span><text:span text:style-name="T1"> </text:span><text:span text:style-name="T1">30/300</text:span></text:p>
              </draw:text-box>
            </draw:frame>
          </draw:g>
          <draw:g>
            <draw:custom-shape draw:style-name="gr4" draw:text-style-name="P5" draw:layer="layout" svg:width="2.54cm" svg:height="1.524cm" svg:x="5.468cm" svg:y="5.698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3" draw:layer="layout" svg:width="3.048cm" svg:height="1.524cm" svg:x="5.214cm" svg:y="5.698cm">
              <draw:text-box>
                <text:p text:style-name="P2"><text:span text:style-name="T3">DR</text:span><text:span text:style-name="T1"> </text:span><text:span text:style-name="T1">30/300</text:span></text:p>
              </draw:text-box>
            </draw:frame>
          </draw:g>
          <draw:g>
            <draw:custom-shape draw:style-name="gr4" draw:text-style-name="P5" draw:layer="layout" svg:width="2.54cm" svg:height="1.524cm" svg:x="5.468cm" svg:y="7.161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3" draw:layer="layout" svg:width="3.048cm" svg:height="1.524cm" svg:x="5.214cm" svg:y="7.161cm">
              <draw:text-box>
                <text:p text:style-name="P2"><text:span text:style-name="T3">DR</text:span><text:span text:style-name="T1"> </text:span><text:span text:style-name="T1">30/300</text:span></text:p>
              </draw:text-box>
            </draw:frame>
          </draw:g>
          <draw:g>
            <draw:custom-shape draw:style-name="gr4" draw:text-style-name="P5" draw:layer="layout" svg:width="2.54cm" svg:height="1.524cm" svg:x="5.468cm" svg:y="8.661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3" draw:layer="layout" svg:width="3.048cm" svg:height="1.524cm" svg:x="5.214cm" svg:y="8.661cm">
              <draw:text-box>
                <text:p text:style-name="P2"><text:span text:style-name="T3">DR</text:span><text:span text:style-name="T1"> </text:span><text:span text:style-name="T1">30/300</text:span></text:p>
              </draw:text-box>
            </draw:frame>
          </draw:g>
          <draw:g>
            <draw:custom-shape draw:style-name="gr4" draw:text-style-name="P5" draw:layer="layout" svg:width="2.54cm" svg:height="1.524cm" svg:x="5.468cm" svg:y="10.161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3" draw:layer="layout" svg:width="3.048cm" svg:height="1.524cm" svg:x="5.214cm" svg:y="10.161cm">
              <draw:text-box>
                <text:p text:style-name="P2"><text:span text:style-name="T3">DR</text:span><text:span text:style-name="T1"> </text:span><text:span text:style-name="T1">30/300</text:span></text:p>
              </draw:text-box>
            </draw:frame>
          </draw:g>
          <draw:g>
            <draw:custom-shape draw:style-name="gr4" draw:text-style-name="P5" draw:layer="layout" svg:width="2.54cm" svg:height="1.524cm" svg:x="5.468cm" svg:y="11.661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3" draw:layer="layout" svg:width="3.048cm" svg:height="1.524cm" svg:x="5.214cm" svg:y="11.661cm">
              <draw:text-box>
                <text:p text:style-name="P2"><text:span text:style-name="T3">DR</text:span><text:span text:style-name="T1"> </text:span><text:span text:style-name="T1">30/300</text:span></text:p>
              </draw:text-box>
            </draw:frame>
          </draw:g>
          <draw:g>
            <draw:custom-shape draw:style-name="gr4" draw:text-style-name="P5" draw:layer="layout" svg:width="2.54cm" svg:height="1.524cm" svg:x="5.468cm" svg:y="13.161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3" draw:layer="layout" svg:width="3.048cm" svg:height="1.524cm" svg:x="5.214cm" svg:y="13.161cm">
              <draw:text-box>
                <text:p text:style-name="P2"><text:span text:style-name="T3">DR</text:span><text:span text:style-name="T1"> </text:span><text:span text:style-name="T1">30/300</text:span></text:p>
              </draw:text-box>
            </draw:frame>
          </draw:g>
        </draw:g>
        <draw:g>
          <draw:g>
            <draw:custom-shape draw:style-name="gr7" draw:text-style-name="P7" draw:layer="layout" svg:width="2.54cm" svg:height="1.524cm" svg:x="2.746cm" svg:y="2.67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8" draw:layer="layout" svg:width="3.048cm" svg:height="1.536cm" svg:x="2.238cm" svg:y="2.728cm">
            <draw:text-box>
              <text:p text:style-name="P2"><text:span text:style-name="T3">DR 48</text:span><text:span text:style-name="T1"> </text:span><text:span text:style-name="T1">30/450</text:span></text:p>
            </draw:text-box>
          </draw:frame>
          <draw:custom-shape draw:style-name="gr9" draw:text-style-name="P9" draw:layer="layout" svg:width="1.27cm" svg:height="1.524cm" svg:x="1.476cm" svg:y="2.67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7" draw:text-style-name="P7" draw:layer="layout" svg:width="2.54cm" svg:height="1.524cm" svg:x="2.746cm" svg:y="5.66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8" draw:layer="layout" svg:width="3.048cm" svg:height="1.536cm" svg:x="2.238cm" svg:y="5.715cm">
            <draw:text-box>
              <text:p text:style-name="P2"><text:span text:style-name="T3">DR 48</text:span><text:span text:style-name="T1"> </text:span><text:span text:style-name="T1">30/450</text:span></text:p>
            </draw:text-box>
          </draw:frame>
          <draw:custom-shape draw:style-name="gr9" draw:text-style-name="P9" draw:layer="layout" svg:width="1.27cm" svg:height="1.524cm" svg:x="1.476cm" svg:y="5.66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7" draw:text-style-name="P7" draw:layer="layout" svg:width="2.54cm" svg:height="1.524cm" svg:x="2.698cm" svg:y="8.74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8" draw:layer="layout" svg:width="3.048cm" svg:height="1.536cm" svg:x="2.19cm" svg:y="8.802cm">
            <draw:text-box>
              <text:p text:style-name="P2"><text:span text:style-name="T3">DR 48</text:span><text:span text:style-name="T1"> </text:span><text:span text:style-name="T1">30/450</text:span></text:p>
            </draw:text-box>
          </draw:frame>
          <draw:custom-shape draw:style-name="gr9" draw:text-style-name="P9" draw:layer="layout" svg:width="1.27cm" svg:height="1.524cm" svg:x="1.428cm" svg:y="8.748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7" draw:text-style-name="P7" draw:layer="layout" svg:width="2.54cm" svg:height="1.524cm" svg:x="2.698cm" svg:y="11.63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8" draw:layer="layout" svg:width="3.048cm" svg:height="1.536cm" svg:x="2.19cm" svg:y="11.689cm">
            <draw:text-box>
              <text:p text:style-name="P2"><text:span text:style-name="T3">DR 48</text:span><text:span text:style-name="T1"> </text:span><text:span text:style-name="T1">30/450</text:span></text:p>
            </draw:text-box>
          </draw:frame>
          <draw:custom-shape draw:style-name="gr9" draw:text-style-name="P9" draw:layer="layout" svg:width="1.27cm" svg:height="1.524cm" svg:x="1.428cm" svg:y="11.63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0" draw:text-style-name="P10" draw:layer="layout" svg:width="2.54cm" svg:height="1.524cm" svg:x="2.696cm" svg:y="13.185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3" draw:layer="layout" svg:width="3.048cm" svg:height="1.524cm" svg:x="2.42cm" svg:y="13.213cm">
              <draw:text-box>
                <text:p text:style-name="P2"><text:span text:style-name="T3">DR 32</text:span><text:span text:style-name="T1"> </text:span><text:span text:style-name="T1">30/450</text:span></text:p>
              </draw:text-box>
            </draw:frame>
          </draw:g>
          <draw:g>
            <draw:custom-shape draw:style-name="gr10" draw:text-style-name="P10" draw:layer="layout" svg:width="2.54cm" svg:height="1.524cm" svg:x="2.695cm" svg:y="10.272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3" draw:layer="layout" svg:width="3.048cm" svg:height="1.524cm" svg:x="2.419cm" svg:y="10.3cm">
              <draw:text-box>
                <text:p text:style-name="P2"><text:span text:style-name="T3">DR 32</text:span><text:span text:style-name="T1"> </text:span><text:span text:style-name="T1">30/450</text:span></text:p>
              </draw:text-box>
            </draw:frame>
          </draw:g>
          <draw:g>
            <draw:custom-shape draw:style-name="gr10" draw:text-style-name="P10" draw:layer="layout" svg:width="2.54cm" svg:height="1.524cm" svg:x="2.748cm" svg:y="7.199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frame draw:style-name="gr5" draw:text-style-name="P3" draw:layer="layout" svg:width="3.048cm" svg:height="1.524cm" svg:x="2.472cm" svg:y="7.227cm">
              <draw:text-box>
                <text:p text:style-name="P2"><text:span text:style-name="T3">DR 32</text:span><text:span text:style-name="T1"> </text:span><text:span text:style-name="T1">30/450</text:span></text:p>
              </draw:text-box>
            </draw:frame>
          </draw:g>
          <draw:g>
            <draw:custom-shape draw:style-name="gr10" draw:text-style-name="P10" draw:layer="layout" svg:width="2.54cm" svg:height="1.524cm" svg:x="2.768cm" svg:y="4.161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3" draw:layer="layout" svg:width="3.048cm" svg:height="1.524cm" svg:x="2.492cm" svg:y="4.189cm">
              <draw:text-box>
                <text:p text:style-name="P2"><text:span text:style-name="T3">DR 32</text:span><text:span text:style-name="T1"> </text:span><text:span text:style-name="T1">30/450</text:span></text:p>
              </draw:text-box>
            </draw:frame>
          </draw:g>
        </draw:g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g>
          <draw:g>
            <draw:custom-shape draw:style-name="gr12" draw:text-style-name="P12" draw:layer="layout" svg:width="2.54cm" svg:height="1.524cm" svg:x="4.986cm" svg:y="2.049cm">
              <text:p/>
              <draw:enhanced-geometry svg:viewBox="0 0 21600 21600" draw:type="rectangle" draw:enhanced-path="M 0 0 L 21600 0 21600 21600 0 21600 0 0 Z N"/>
            </draw:custom-shape>
            <draw:frame draw:style-name="gr13" draw:text-style-name="P13" draw:layer="layout" svg:width="3.048cm" svg:height="2.384cm" svg:x="4.732cm" svg:y="2.049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2" draw:text-style-name="P12" draw:layer="layout" svg:width="2.54cm" svg:height="1.524cm" svg:x="4.986cm" svg:y="12.536cm">
              <text:p/>
              <draw:enhanced-geometry svg:viewBox="0 0 21600 21600" draw:type="rectangle" draw:enhanced-path="M 0 0 L 21600 0 21600 21600 0 21600 0 0 Z N"/>
            </draw:custom-shape>
            <draw:frame draw:style-name="gr13" draw:text-style-name="P13" draw:layer="layout" svg:width="3.048cm" svg:height="2.384cm" svg:x="4.732cm" svg:y="12.536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2" draw:text-style-name="P12" draw:layer="layout" svg:width="2.54cm" svg:height="1.524cm" svg:x="4.986cm" svg:y="11.036cm">
              <text:p/>
              <draw:enhanced-geometry svg:viewBox="0 0 21600 21600" draw:type="rectangle" draw:enhanced-path="M 0 0 L 21600 0 21600 21600 0 21600 0 0 Z N"/>
            </draw:custom-shape>
            <draw:frame draw:style-name="gr13" draw:text-style-name="P13" draw:layer="layout" svg:width="3.048cm" svg:height="2.384cm" svg:x="4.732cm" svg:y="11.036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2" draw:text-style-name="P12" draw:layer="layout" svg:width="2.54cm" svg:height="1.524cm" svg:x="4.986cm" svg:y="9.536cm">
              <text:p/>
              <draw:enhanced-geometry svg:viewBox="0 0 21600 21600" draw:type="rectangle" draw:enhanced-path="M 0 0 L 21600 0 21600 21600 0 21600 0 0 Z N"/>
            </draw:custom-shape>
            <draw:frame draw:style-name="gr13" draw:text-style-name="P13" draw:layer="layout" svg:width="3.048cm" svg:height="2.384cm" svg:x="4.732cm" svg:y="9.536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2" draw:text-style-name="P12" draw:layer="layout" svg:width="2.54cm" svg:height="1.524cm" svg:x="4.986cm" svg:y="8.036cm">
              <text:p/>
              <draw:enhanced-geometry svg:viewBox="0 0 21600 21600" draw:type="rectangle" draw:enhanced-path="M 0 0 L 21600 0 21600 21600 0 21600 0 0 Z N"/>
            </draw:custom-shape>
            <draw:frame draw:style-name="gr13" draw:text-style-name="P13" draw:layer="layout" svg:width="3.048cm" svg:height="2.384cm" svg:x="4.732cm" svg:y="8.036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2" draw:text-style-name="P12" draw:layer="layout" svg:width="2.54cm" svg:height="1.524cm" svg:x="4.986cm" svg:y="6.536cm">
              <text:p/>
              <draw:enhanced-geometry svg:viewBox="0 0 21600 21600" draw:type="rectangle" draw:enhanced-path="M 0 0 L 21600 0 21600 21600 0 21600 0 0 Z N"/>
            </draw:custom-shape>
            <draw:frame draw:style-name="gr13" draw:text-style-name="P13" draw:layer="layout" svg:width="3.048cm" svg:height="2.384cm" svg:x="4.732cm" svg:y="6.536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2" draw:text-style-name="P12" draw:layer="layout" svg:width="2.54cm" svg:height="1.524cm" svg:x="4.986cm" svg:y="5.036cm">
              <text:p/>
              <draw:enhanced-geometry svg:viewBox="0 0 21600 21600" draw:type="rectangle" draw:enhanced-path="M 0 0 L 21600 0 21600 21600 0 21600 0 0 Z N"/>
            </draw:custom-shape>
            <draw:frame draw:style-name="gr13" draw:text-style-name="P13" draw:layer="layout" svg:width="3.048cm" svg:height="2.384cm" svg:x="4.732cm" svg:y="5.036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2" draw:text-style-name="P12" draw:layer="layout" svg:width="2.54cm" svg:height="1.524cm" svg:x="4.986cm" svg:y="3.536cm">
              <text:p/>
              <draw:enhanced-geometry svg:viewBox="0 0 21600 21600" draw:type="rectangle" draw:enhanced-path="M 0 0 L 21600 0 21600 21600 0 21600 0 0 Z N"/>
            </draw:custom-shape>
            <draw:frame draw:style-name="gr13" draw:text-style-name="P13" draw:layer="layout" svg:width="3.048cm" svg:height="2.384cm" svg:x="4.732cm" svg:y="3.536cm">
              <draw:text-box>
                <text:p text:style-name="P2"><text:span text:style-name="T1">SR </text:span><text:span text:style-name="T1">30/300</text:span></text:p>
              </draw:text-box>
            </draw:frame>
          </draw:g>
        </draw:g>
        <draw:g>
          <draw:g>
            <draw:custom-shape draw:style-name="gr12" draw:text-style-name="P12" draw:layer="layout" svg:width="2.54cm" svg:height="1.524cm" svg:x="7.686cm" svg:y="2.036cm">
              <text:p/>
              <draw:enhanced-geometry svg:viewBox="0 0 21600 21600" draw:type="rectangle" draw:enhanced-path="M 0 0 L 21600 0 21600 21600 0 21600 0 0 Z N"/>
            </draw:custom-shape>
            <draw:frame draw:style-name="gr13" draw:text-style-name="P13" draw:layer="layout" svg:width="3.048cm" svg:height="2.384cm" svg:x="7.432cm" svg:y="2.036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2" draw:text-style-name="P12" draw:layer="layout" svg:width="2.54cm" svg:height="1.524cm" svg:x="7.686cm" svg:y="12.523cm">
              <text:p/>
              <draw:enhanced-geometry svg:viewBox="0 0 21600 21600" draw:type="rectangle" draw:enhanced-path="M 0 0 L 21600 0 21600 21600 0 21600 0 0 Z N"/>
            </draw:custom-shape>
            <draw:frame draw:style-name="gr13" draw:text-style-name="P13" draw:layer="layout" svg:width="3.048cm" svg:height="2.384cm" svg:x="7.432cm" svg:y="12.523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2" draw:text-style-name="P12" draw:layer="layout" svg:width="2.54cm" svg:height="1.524cm" svg:x="7.686cm" svg:y="11.023cm">
              <text:p/>
              <draw:enhanced-geometry svg:viewBox="0 0 21600 21600" draw:type="rectangle" draw:enhanced-path="M 0 0 L 21600 0 21600 21600 0 21600 0 0 Z N"/>
            </draw:custom-shape>
            <draw:frame draw:style-name="gr13" draw:text-style-name="P13" draw:layer="layout" svg:width="3.048cm" svg:height="2.384cm" svg:x="7.432cm" svg:y="11.023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2" draw:text-style-name="P12" draw:layer="layout" svg:width="2.54cm" svg:height="1.524cm" svg:x="7.686cm" svg:y="9.523cm">
              <text:p/>
              <draw:enhanced-geometry svg:viewBox="0 0 21600 21600" draw:type="rectangle" draw:enhanced-path="M 0 0 L 21600 0 21600 21600 0 21600 0 0 Z N"/>
            </draw:custom-shape>
            <draw:frame draw:style-name="gr13" draw:text-style-name="P13" draw:layer="layout" svg:width="3.048cm" svg:height="2.384cm" svg:x="7.432cm" svg:y="9.523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2" draw:text-style-name="P12" draw:layer="layout" svg:width="2.54cm" svg:height="1.524cm" svg:x="7.686cm" svg:y="8.023cm">
              <text:p/>
              <draw:enhanced-geometry svg:viewBox="0 0 21600 21600" draw:type="rectangle" draw:enhanced-path="M 0 0 L 21600 0 21600 21600 0 21600 0 0 Z N"/>
            </draw:custom-shape>
            <draw:frame draw:style-name="gr13" draw:text-style-name="P13" draw:layer="layout" svg:width="3.048cm" svg:height="2.384cm" svg:x="7.432cm" svg:y="8.023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2" draw:text-style-name="P12" draw:layer="layout" svg:width="2.54cm" svg:height="1.524cm" svg:x="7.686cm" svg:y="6.523cm">
              <text:p/>
              <draw:enhanced-geometry svg:viewBox="0 0 21600 21600" draw:type="rectangle" draw:enhanced-path="M 0 0 L 21600 0 21600 21600 0 21600 0 0 Z N"/>
            </draw:custom-shape>
            <draw:frame draw:style-name="gr13" draw:text-style-name="P13" draw:layer="layout" svg:width="3.048cm" svg:height="2.384cm" svg:x="7.432cm" svg:y="6.523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2" draw:text-style-name="P12" draw:layer="layout" svg:width="2.54cm" svg:height="1.524cm" svg:x="7.686cm" svg:y="5.023cm">
              <text:p/>
              <draw:enhanced-geometry svg:viewBox="0 0 21600 21600" draw:type="rectangle" draw:enhanced-path="M 0 0 L 21600 0 21600 21600 0 21600 0 0 Z N"/>
            </draw:custom-shape>
            <draw:frame draw:style-name="gr13" draw:text-style-name="P13" draw:layer="layout" svg:width="3.048cm" svg:height="2.384cm" svg:x="7.432cm" svg:y="5.023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2" draw:text-style-name="P12" draw:layer="layout" svg:width="2.54cm" svg:height="1.524cm" svg:x="7.686cm" svg:y="3.523cm">
              <text:p/>
              <draw:enhanced-geometry svg:viewBox="0 0 21600 21600" draw:type="rectangle" draw:enhanced-path="M 0 0 L 21600 0 21600 21600 0 21600 0 0 Z N"/>
            </draw:custom-shape>
            <draw:frame draw:style-name="gr13" draw:text-style-name="P13" draw:layer="layout" svg:width="3.048cm" svg:height="2.384cm" svg:x="7.432cm" svg:y="3.523cm">
              <draw:text-box>
                <text:p text:style-name="P2"><text:span text:style-name="T1">SR </text:span><text:span text:style-name="T1">30/300</text:span></text:p>
              </draw:text-box>
            </draw:frame>
          </draw:g>
        </draw:g>
        <draw:g>
          <draw:custom-shape draw:style-name="gr14" draw:text-style-name="P14" draw:layer="layout" svg:width="2.54cm" svg:height="1.524cm" svg:x="2.192cm" svg:y="12.594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3" draw:layer="layout" svg:width="3.048cm" svg:height="1.524cm" svg:x="1.938cm" svg:y="12.594cm">
            <draw:text-box>
              <text:p text:style-name="P2"><text:span text:style-name="T3">DR</text:span><text:span text:style-name="T1"> </text:span><text:span text:style-name="T1">30/300</text:span></text:p>
            </draw:text-box>
          </draw:frame>
        </draw:g>
        <draw:custom-shape draw:style-name="gr16" draw:text-style-name="P15" draw:layer="layout" svg:width="2.54cm" svg:height="1.524cm" svg:x="13.108cm" svg:y="2.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4" draw:layer="layout" svg:width="2.54cm" svg:height="0.962cm" svg:x="2.286cm" svg:y="0.84cm">
            <draw:text-box>
              <text:p><text:span text:style-name="T2">iPhos</text:span></text:p>
            </draw:text-box>
          </draw:frame>
          <draw:frame draw:style-name="gr3" draw:text-style-name="P4" draw:layer="layout" svg:width="2.54cm" svg:height="0.962cm" svg:x="5.08cm" svg:y="0.794cm">
            <draw:text-box>
              <text:p><text:span text:style-name="T2">Ring 4</text:span></text:p>
            </draw:text-box>
          </draw:frame>
          <draw:frame draw:style-name="gr3" draw:text-style-name="P4" draw:layer="layout" svg:width="2.54cm" svg:height="0.962cm" svg:x="7.78cm" svg:y="0.794cm">
            <draw:text-box>
              <text:p><text:span text:style-name="T2">Ring 3</text:span></text:p>
            </draw:text-box>
          </draw:frame>
          <draw:frame draw:style-name="gr3" draw:text-style-name="P4" draw:layer="layout" svg:width="2.54cm" svg:height="0.962cm" svg:x="10.48cm" svg:y="0.794cm">
            <draw:text-box>
              <text:p><text:span text:style-name="T2">Ring 2</text:span></text:p>
            </draw:text-box>
          </draw:frame>
          <draw:frame draw:style-name="gr3" draw:text-style-name="P4" draw:layer="layout" svg:width="2.54cm" svg:height="0.962cm" svg:x="13.18cm" svg:y="0.794cm">
            <draw:text-box>
              <text:p><text:span text:style-name="T2">Ring 1</text:span></text:p>
            </draw:text-box>
          </draw:frame>
          <draw:frame draw:style-name="gr3" draw:text-style-name="P4" draw:layer="layout" svg:width="2.54cm" svg:height="0.962cm" svg:x="0.086cm" svg:y="0.84cm">
            <draw:text-box>
              <text:p><text:span text:style-name="T2">CEPA</text:span></text:p>
            </draw:text-box>
          </draw:frame>
        </draw:g>
        <draw:g>
          <draw:custom-shape draw:style-name="gr14" draw:text-style-name="P14" draw:layer="layout" svg:width="2.54cm" svg:height="1.524cm" svg:x="2.219cm" svg:y="9.587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3" draw:layer="layout" svg:width="3.048cm" svg:height="1.524cm" svg:x="1.965cm" svg:y="9.587cm">
            <draw:text-box>
              <text:p text:style-name="P2"><text:span text:style-name="T3">DR</text:span><text:span text:style-name="T1"> </text:span><text:span text:style-name="T1">30/300</text:span></text:p>
            </draw:text-box>
          </draw:frame>
        </draw:g>
        <draw:g>
          <draw:custom-shape draw:style-name="gr14" draw:text-style-name="P14" draw:layer="layout" svg:width="2.54cm" svg:height="1.524cm" svg:x="2.22cm" svg:y="6.58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3" draw:layer="layout" svg:width="3.048cm" svg:height="1.524cm" svg:x="1.966cm" svg:y="6.58cm">
            <draw:text-box>
              <text:p text:style-name="P2"><text:span text:style-name="T3">DR</text:span><text:span text:style-name="T1"> </text:span><text:span text:style-name="T1">30/300</text:span></text:p>
            </draw:text-box>
          </draw:frame>
        </draw:g>
        <draw:custom-shape draw:style-name="gr14" draw:text-style-name="P14" draw:layer="layout" svg:width="2.54cm" svg:height="1.524cm" svg:x="2.248cm" svg:y="3.5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2.54cm" svg:height="1.524cm" svg:x="13.108cm" svg:y="3.5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layout" svg:width="2.54cm" svg:height="1.524cm" svg:x="13.108cm" svg:y="5.0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layout" svg:width="2.54cm" svg:height="1.524cm" svg:x="13.108cm" svg:y="6.5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layout" svg:width="2.54cm" svg:height="1.524cm" svg:x="13.108cm" svg:y="8.0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layout" svg:width="2.54cm" svg:height="1.524cm" svg:x="13.108cm" svg:y="9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layout" svg:width="2.54cm" svg:height="1.524cm" svg:x="13.108cm" svg:y="11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layout" svg:width="2.54cm" svg:height="1.524cm" svg:x="13.108cm" svg:y="12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layout" svg:width="2.54cm" svg:height="1.524cm" svg:x="10.408cm" svg:y="2.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layout" svg:width="2.54cm" svg:height="1.524cm" svg:x="10.408cm" svg:y="3.5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layout" svg:width="2.54cm" svg:height="1.524cm" svg:x="10.408cm" svg:y="5.0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layout" svg:width="2.54cm" svg:height="1.524cm" svg:x="10.408cm" svg:y="6.5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layout" svg:width="2.54cm" svg:height="1.524cm" svg:x="10.408cm" svg:y="8.0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layout" svg:width="2.54cm" svg:height="1.524cm" svg:x="10.408cm" svg:y="9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layout" svg:width="2.54cm" svg:height="1.524cm" svg:x="10.408cm" svg:y="11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layout" svg:width="2.54cm" svg:height="1.524cm" svg:x="10.408cm" svg:y="12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17" draw:text-style-name="P16" draw:layer="layout" svg:width="2.54cm" svg:height="1.524cm" svg:x="2.219cm" svg:y="11.08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8" draw:text-style-name="P13" draw:layer="layout" svg:width="3.048cm" svg:height="1.536cm" svg:x="1.711cm" svg:y="11.142cm">
            <draw:text-box>
              <text:p text:style-name="P2"><text:span text:style-name="T3">DR 48</text:span><text:span text:style-name="T1"> </text:span><text:span text:style-name="T1">30/450</text:span></text:p>
            </draw:text-box>
          </draw:frame>
          <draw:custom-shape draw:style-name="gr19" draw:text-style-name="P17" draw:layer="layout" svg:width="1.27cm" svg:height="1.524cm" svg:x="0.949cm" svg:y="11.088cm">
            <text:p/>
            <draw:enhanced-geometry svg:viewBox="0 0 21600 21600" draw:type="rectangle" draw:enhanced-path="M 0 0 L 21600 0 21600 21600 0 21600 0 0 Z N"/>
          </draw:custom-shape>
        </draw:g>
        <draw:frame draw:style-name="gr15" draw:text-style-name="P13" draw:layer="layout" svg:width="3.048cm" svg:height="1.524cm" svg:x="1.938cm" svg:y="3.588cm">
          <draw:text-box>
            <text:p text:style-name="P2"><text:span text:style-name="T3">DR</text:span><text:span text:style-name="T1"> </text:span><text:span text:style-name="T1">30/300</text:span></text:p>
          </draw:text-box>
        </draw:frame>
        <draw:g>
          <draw:g>
            <draw:custom-shape draw:style-name="gr17" draw:text-style-name="P16" draw:layer="layout" svg:width="2.54cm" svg:height="1.524cm" svg:x="2.234cm" svg:y="8.10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8" draw:text-style-name="P13" draw:layer="layout" svg:width="3.048cm" svg:height="1.536cm" svg:x="1.726cm" svg:y="8.158cm">
            <draw:text-box>
              <text:p text:style-name="P2"><text:span text:style-name="T3">DR 48</text:span><text:span text:style-name="T1"> </text:span><text:span text:style-name="T1">30/450</text:span></text:p>
            </draw:text-box>
          </draw:frame>
          <draw:custom-shape draw:style-name="gr19" draw:text-style-name="P17" draw:layer="layout" svg:width="1.27cm" svg:height="1.524cm" svg:x="0.964cm" svg:y="8.10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7" draw:text-style-name="P16" draw:layer="layout" svg:width="2.54cm" svg:height="1.524cm" svg:x="2.234cm" svg:y="5.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8" draw:text-style-name="P13" draw:layer="layout" svg:width="3.048cm" svg:height="1.536cm" svg:x="1.726cm" svg:y="5.144cm">
            <draw:text-box>
              <text:p text:style-name="P2"><text:span text:style-name="T3">DR 48</text:span><text:span text:style-name="T1"> </text:span><text:span text:style-name="T1">30/450</text:span></text:p>
            </draw:text-box>
          </draw:frame>
          <draw:custom-shape draw:style-name="gr19" draw:text-style-name="P17" draw:layer="layout" svg:width="1.27cm" svg:height="1.524cm" svg:x="0.964cm" svg:y="5.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7" draw:text-style-name="P16" draw:layer="layout" svg:width="2.54cm" svg:height="1.524cm" svg:x="2.232cm" svg:y="2.0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8" draw:text-style-name="P13" draw:layer="layout" svg:width="3.048cm" svg:height="1.536cm" svg:x="1.724cm" svg:y="2.104cm">
            <draw:text-box>
              <text:p text:style-name="P2"><text:span text:style-name="T3">DR 48</text:span><text:span text:style-name="T1"> </text:span><text:span text:style-name="T1">30/450</text:span></text:p>
            </draw:text-box>
          </draw:frame>
          <draw:custom-shape draw:style-name="gr19" draw:text-style-name="P17" draw:layer="layout" svg:width="1.27cm" svg:height="1.524cm" svg:x="0.962cm" svg:y="2.05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g>
          <draw:g>
            <draw:custom-shape draw:style-name="gr1" draw:text-style-name="P1" draw:layer="layout" svg:width="2.54cm" svg:height="1.524cm" svg:x="5.486cm" svg:y="2.649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5.232cm" svg:y="2.649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5.486cm" svg:y="13.13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5.232cm" svg:y="13.136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5.486cm" svg:y="11.63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5.232cm" svg:y="11.636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5.486cm" svg:y="10.13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5.232cm" svg:y="10.136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5.486cm" svg:y="8.63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5.232cm" svg:y="8.636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5.486cm" svg:y="7.13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5.232cm" svg:y="7.136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5.486cm" svg:y="5.63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5.232cm" svg:y="5.636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5.486cm" svg:y="4.13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5.232cm" svg:y="4.136cm">
              <draw:text-box>
                <text:p text:style-name="P2"><text:span text:style-name="T1">SR </text:span><text:span text:style-name="T1">30/300</text:span></text:p>
              </draw:text-box>
            </draw:frame>
          </draw:g>
        </draw:g>
        <draw:g>
          <draw:g>
            <draw:custom-shape draw:style-name="gr1" draw:text-style-name="P1" draw:layer="layout" svg:width="2.54cm" svg:height="1.524cm" svg:x="8.186cm" svg:y="2.63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932cm" svg:y="2.636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8.186cm" svg:y="13.12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932cm" svg:y="13.123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8.186cm" svg:y="11.62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932cm" svg:y="11.623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8.186cm" svg:y="10.12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932cm" svg:y="10.123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8.186cm" svg:y="8.62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932cm" svg:y="8.623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8.186cm" svg:y="7.12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932cm" svg:y="7.123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8.186cm" svg:y="5.62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932cm" svg:y="5.623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8.186cm" svg:y="4.12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932cm" svg:y="4.123cm">
              <draw:text-box>
                <text:p text:style-name="P2"><text:span text:style-name="T1">SR </text:span><text:span text:style-name="T1">30/300</text:span></text:p>
              </draw:text-box>
            </draw:frame>
          </draw:g>
        </draw:g>
        <draw:g>
          <draw:custom-shape draw:style-name="gr4" draw:text-style-name="P5" draw:layer="layout" svg:width="2.54cm" svg:height="1.524cm" svg:x="2.692cm" svg:y="13.194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3.048cm" svg:height="1.524cm" svg:x="2.438cm" svg:y="13.194cm">
            <draw:text-box>
              <text:p text:style-name="P2"><text:span text:style-name="T3">DR</text:span><text:span text:style-name="T1"> </text:span><text:span text:style-name="T1">30/300</text:span></text:p>
            </draw:text-box>
          </draw:frame>
        </draw:g>
        <draw:custom-shape draw:style-name="gr20" draw:text-style-name="P19" draw:layer="layout" svg:width="2.54cm" svg:height="1.524cm" svg:x="13.608cm" svg:y="2.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4" draw:layer="layout" svg:width="2.54cm" svg:height="0.962cm" svg:x="2.786cm" svg:y="1.44cm">
            <draw:text-box>
              <text:p><text:span text:style-name="T2">iPhos</text:span></text:p>
            </draw:text-box>
          </draw:frame>
          <draw:frame draw:style-name="gr3" draw:text-style-name="P4" draw:layer="layout" svg:width="2.54cm" svg:height="0.962cm" svg:x="5.58cm" svg:y="1.394cm">
            <draw:text-box>
              <text:p><text:span text:style-name="T2">Ring 4</text:span></text:p>
            </draw:text-box>
          </draw:frame>
          <draw:frame draw:style-name="gr3" draw:text-style-name="P4" draw:layer="layout" svg:width="2.54cm" svg:height="0.962cm" svg:x="8.28cm" svg:y="1.394cm">
            <draw:text-box>
              <text:p><text:span text:style-name="T2">Ring 3</text:span></text:p>
            </draw:text-box>
          </draw:frame>
          <draw:frame draw:style-name="gr3" draw:text-style-name="P4" draw:layer="layout" svg:width="2.54cm" svg:height="0.962cm" svg:x="10.98cm" svg:y="1.394cm">
            <draw:text-box>
              <text:p><text:span text:style-name="T2">Ring 2</text:span></text:p>
            </draw:text-box>
          </draw:frame>
          <draw:frame draw:style-name="gr3" draw:text-style-name="P4" draw:layer="layout" svg:width="2.54cm" svg:height="0.962cm" svg:x="13.68cm" svg:y="1.394cm">
            <draw:text-box>
              <text:p><text:span text:style-name="T2">Ring 1</text:span></text:p>
            </draw:text-box>
          </draw:frame>
          <draw:frame draw:style-name="gr3" draw:text-style-name="P4" draw:layer="layout" svg:width="2.54cm" svg:height="0.962cm" svg:x="0.586cm" svg:y="1.44cm">
            <draw:text-box>
              <text:p><text:span text:style-name="T2">CEPA</text:span></text:p>
            </draw:text-box>
          </draw:frame>
        </draw:g>
        <draw:g>
          <draw:custom-shape draw:style-name="gr4" draw:text-style-name="P5" draw:layer="layout" svg:width="2.54cm" svg:height="1.524cm" svg:x="2.719cm" svg:y="10.187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3.048cm" svg:height="1.524cm" svg:x="2.465cm" svg:y="10.187cm">
            <draw:text-box>
              <text:p text:style-name="P2"><text:span text:style-name="T3">DR</text:span><text:span text:style-name="T1"> </text:span><text:span text:style-name="T1">30/300</text:span></text:p>
            </draw:text-box>
          </draw:frame>
        </draw:g>
        <draw:g>
          <draw:custom-shape draw:style-name="gr4" draw:text-style-name="P5" draw:layer="layout" svg:width="2.54cm" svg:height="1.524cm" svg:x="2.72cm" svg:y="7.18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3.048cm" svg:height="1.524cm" svg:x="2.466cm" svg:y="7.18cm">
            <draw:text-box>
              <text:p text:style-name="P2"><text:span text:style-name="T3">DR</text:span><text:span text:style-name="T1"> </text:span><text:span text:style-name="T1">30/300</text:span></text:p>
            </draw:text-box>
          </draw:frame>
        </draw:g>
        <draw:g>
          <draw:custom-shape draw:style-name="gr4" draw:text-style-name="P5" draw:layer="layout" svg:width="2.54cm" svg:height="1.524cm" svg:x="2.748cm" svg:y="4.188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3.048cm" svg:height="1.524cm" svg:x="2.494cm" svg:y="4.188cm">
            <draw:text-box>
              <text:p text:style-name="P2"><text:span text:style-name="T3">DR</text:span><text:span text:style-name="T1"> </text:span><text:span text:style-name="T1">30/300</text:span></text:p>
            </draw:text-box>
          </draw:frame>
        </draw:g>
        <draw:g>
          <draw:custom-shape draw:style-name="gr21" draw:text-style-name="P20" draw:layer="layout" svg:width="1.27cm" svg:height="1.524cm" svg:x="10.914cm" svg:y="13.1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9" draw:layer="layout" svg:width="1.27cm" svg:height="1.524cm" svg:x="12.184cm" svg:y="13.14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20" draw:layer="layout" svg:width="1.27cm" svg:height="1.524cm" svg:x="10.914cm" svg:y="11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9" draw:layer="layout" svg:width="1.27cm" svg:height="1.524cm" svg:x="12.184cm" svg:y="11.59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20" draw:layer="layout" svg:width="1.27cm" svg:height="1.524cm" svg:x="10.914cm" svg:y="10.1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9" draw:layer="layout" svg:width="1.27cm" svg:height="1.524cm" svg:x="12.184cm" svg:y="10.1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20" draw:layer="layout" svg:width="1.27cm" svg:height="1.524cm" svg:x="10.914cm" svg:y="8.6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9" draw:layer="layout" svg:width="1.27cm" svg:height="1.524cm" svg:x="12.184cm" svg:y="8.6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20" draw:layer="layout" svg:width="1.27cm" svg:height="1.524cm" svg:x="10.914cm" svg:y="7.09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9" draw:layer="layout" svg:width="1.27cm" svg:height="1.524cm" svg:x="12.184cm" svg:y="7.0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20" draw:layer="layout" svg:width="1.27cm" svg:height="1.524cm" svg:x="10.914cm" svg:y="5.63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9" draw:layer="layout" svg:width="1.27cm" svg:height="1.524cm" svg:x="12.184cm" svg:y="5.6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20" draw:layer="layout" svg:width="1.27cm" svg:height="1.524cm" svg:x="10.914cm" svg:y="4.1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9" draw:layer="layout" svg:width="1.27cm" svg:height="1.524cm" svg:x="12.184cm" svg:y="4.1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20" draw:layer="layout" svg:width="1.27cm" svg:height="1.524cm" svg:x="10.922cm" svg:y="2.61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9" draw:layer="layout" svg:width="1.27cm" svg:height="1.524cm" svg:x="12.192cm" svg:y="2.61cm">
            <text:p/>
            <draw:enhanced-geometry svg:viewBox="0 0 21600 21600" draw:type="rectangle" draw:enhanced-path="M 0 0 L 21600 0 21600 21600 0 21600 0 0 Z N"/>
          </draw:custom-shape>
        </draw:g>
        <draw:custom-shape draw:style-name="gr20" draw:text-style-name="P19" draw:layer="layout" svg:width="2.54cm" svg:height="1.524cm" svg:x="13.608cm" svg:y="4.1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9" draw:layer="layout" svg:width="2.54cm" svg:height="1.524cm" svg:x="13.608cm" svg:y="5.6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9" draw:layer="layout" svg:width="2.54cm" svg:height="1.524cm" svg:x="13.608cm" svg:y="7.1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9" draw:layer="layout" svg:width="2.54cm" svg:height="1.524cm" svg:x="13.608cm" svg:y="8.6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9" draw:layer="layout" svg:width="2.54cm" svg:height="1.524cm" svg:x="13.608cm" svg:y="10.1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9" draw:layer="layout" svg:width="2.54cm" svg:height="1.524cm" svg:x="13.608cm" svg:y="11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9" draw:layer="layout" svg:width="2.54cm" svg:height="1.524cm" svg:x="13.608cm" svg:y="13.1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5" draw:layer="layout" svg:width="2.54cm" svg:height="1.524cm" svg:x="2.719cm" svg:y="10.187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3.048cm" svg:height="1.524cm" svg:x="2.465cm" svg:y="10.187cm">
            <draw:text-box>
              <text:p text:style-name="P2"><text:span text:style-name="T3">DR</text:span><text:span text:style-name="T1"> </text:span><text:span text:style-name="T1">30/300</text:span></text:p>
            </draw:text-box>
          </draw:frame>
        </draw:g>
        <draw:g>
          <draw:custom-shape draw:style-name="gr23" draw:text-style-name="P6" draw:layer="layout" svg:width="3.81cm" svg:height="1.524cm" svg:x="1.449cm" svg:y="11.71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4" draw:text-style-name="P21" draw:layer="layout" svg:width="2.54cm" svg:height="1.524cm" svg:x="2.711cm" svg:y="11.71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5" draw:text-style-name="P3" draw:layer="layout" svg:width="3.048cm" svg:height="1.536cm" svg:x="2.095cm" svg:y="11.711cm">
            <draw:text-box>
              <text:p text:style-name="P2"><text:span text:style-name="T3">DR 48</text:span><text:span text:style-name="T1"> </text:span><text:span text:style-name="T1">30/450</text:span></text:p>
            </draw:text-box>
          </draw:frame>
        </draw:g>
        <draw:g>
          <draw:custom-shape draw:style-name="gr23" draw:text-style-name="P6" draw:layer="layout" svg:width="3.81cm" svg:height="1.524cm" svg:x="1.446cm" svg:y="8.65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4" draw:text-style-name="P21" draw:layer="layout" svg:width="2.54cm" svg:height="1.524cm" svg:x="2.708cm" svg:y="8.65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5" draw:text-style-name="P3" draw:layer="layout" svg:width="3.048cm" svg:height="1.536cm" svg:x="2.092cm" svg:y="8.652cm">
            <draw:text-box>
              <text:p text:style-name="P2"><text:span text:style-name="T3">DR 48</text:span><text:span text:style-name="T1"> </text:span><text:span text:style-name="T1">30/450</text:span></text:p>
            </draw:text-box>
          </draw:frame>
        </draw:g>
        <draw:g>
          <draw:custom-shape draw:style-name="gr23" draw:text-style-name="P6" draw:layer="layout" svg:width="3.81cm" svg:height="1.524cm" svg:x="1.502cm" svg:y="5.71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4" draw:text-style-name="P21" draw:layer="layout" svg:width="2.54cm" svg:height="1.524cm" svg:x="2.764cm" svg:y="5.71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5" draw:text-style-name="P3" draw:layer="layout" svg:width="3.048cm" svg:height="1.536cm" svg:x="2.148cm" svg:y="5.712cm">
            <draw:text-box>
              <text:p text:style-name="P2"><text:span text:style-name="T3">DR 48</text:span><text:span text:style-name="T1"> </text:span><text:span text:style-name="T1">30/450</text:span></text:p>
            </draw:text-box>
          </draw:frame>
        </draw:g>
        <draw:g>
          <draw:custom-shape draw:style-name="gr23" draw:text-style-name="P6" draw:layer="layout" svg:width="3.81cm" svg:height="1.524cm" svg:x="1.472cm" svg:y="2.79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4" draw:text-style-name="P21" draw:layer="layout" svg:width="2.54cm" svg:height="1.524cm" svg:x="2.734cm" svg:y="2.79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5" draw:text-style-name="P3" draw:layer="layout" svg:width="3.048cm" svg:height="1.536cm" svg:x="2.118cm" svg:y="2.794cm">
            <draw:text-box>
              <text:p text:style-name="P2"><text:span text:style-name="T3">DR 48</text:span><text:span text:style-name="T1"> </text:span><text:span text:style-name="T1">30/450</text:span></text:p>
            </draw:text-box>
          </draw:frame>
        </draw:g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24T11:37:27.858164046</meta:creation-date>
    <dc:date>2024-10-29T09:37:50.972847980</dc:date>
    <meta:editing-duration>PT8M2S</meta:editing-duration>
    <meta:editing-cycles>6</meta:editing-cycles>
    <meta:generator>LibreOffice/7.3.7.2$Linux_X86_64 LibreOffice_project/30$Build-2</meta:generator>
    <meta:document-statistic meta:object-count="589"/>
  </office:meta>
</office:document-meta>
</file>